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vnd.sun.star.oleobject" manifest:full-path="Obj100"/>
  <manifest:file-entry manifest:media-type="" manifest:full-path="ObjectReplacements/Obj100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.491cm"/>
    </style:style>
    <style:style style:name="co4" style:family="table-column">
      <style:table-column-properties fo:break-before="auto" style:column-width="2.212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4.62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PageStyle_5f_Zad_20_4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Default" style:data-style-name="N107">
      <style:table-cell-properties style:rotation-align="none"/>
    </style:style>
    <style:style style:name="gr1" style:family="graphic">
      <style:graphic-properties draw:visible-area-left="0cm" draw:visible-area-top="0cm" draw:visible-area-width="5cm" draw:visible-area-height="5cm" draw:ole-draw-aspect="1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resij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Zadatak 4:</text:p>
          </table:table-cell>
          <table:table-cell office:value-type="string">
            <text:p>Prosječan atmosferski pritisak (mb), prosječna godišnja temperatura (<text:span text:style-name="T1">0</text:span><text:span text:style-name="T2">C) i nadmorska visina (mnm) za 12 mjesta u BiH data je u donjoj tabeli. 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. Regresionom analizom utvrdite postoji li zavisnost <text:span text:style-name="T3">mb</text:span><text:span text:style-name="T2"> od drugih dviju varijabli i provjerite pouzdanost dobijenih parametara s vjerovatnoćom od 95%.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2. Objasnite dobijeni rezultat riječima i formulom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Lokacija</text:p>
          </table:table-cell>
          <table:table-cell table:style-name="ce5" office:value-type="string">
            <text:p>P kriterij</text:p>
          </table:table-cell>
          <table:table-cell table:style-name="ce5" office:value-type="string">
            <text:p>H prediktor</text:p>
          </table:table-cell>
          <table:table-cell table:style-name="ce5" office:value-type="string">
            <text:p>t prediktor</text:p>
          </table:table-cell>
          <table:table-cell>
            <draw:frame table:end-cell-address="regresija.I9" table:end-x="1.478cm" table:end-y="0.078cm" draw:z-index="0" draw:style-name="gr1" svg:width="7.421cm" svg:height="1.727cm" svg:x="2.536cm" svg:y="0.184cm">
              <draw:object-ole draw:class-id="00000000-0000-0000-0000-000000000000" xlink:href="./Obj100" xlink:type="simple" xlink:show="embed" xlink:actuate="onLoad"/>
              <draw:image xlink:href="./ObjectReplacements/Obj100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" office:value-type="string">
            <text:p>mb</text:p>
          </table:table-cell>
          <table:table-cell table:style-name="ce6" office:value-type="string">
            <text:p>mnm</text:p>
          </table:table-cell>
          <table:table-cell table:style-name="ce5" office:value-type="string">
            <text:p><text:span text:style-name="T1">0</text:span><text:span text:style-name="T2">C </text:span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ihać</text:p>
          </table:table-cell>
          <table:table-cell table:style-name="ce7" office:value-type="float" office:value="988.594246575342">
            <text:p>988,6</text:p>
          </table:table-cell>
          <table:table-cell office:value-type="float" office:value="224">
            <text:p>224</text:p>
          </table:table-cell>
          <table:table-cell office:value-type="float" office:value="11.6">
            <text:p>11,6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jelašnica</text:p>
          </table:table-cell>
          <table:table-cell table:style-name="ce7" office:value-type="float" office:value="792.957260273972">
            <text:p>793,0</text:p>
          </table:table-cell>
          <table:table-cell office:value-type="float" office:value="2067">
            <text:p>2067</text:p>
          </table:table-cell>
          <table:table-cell office:value-type="float" office:value="1.3">
            <text:p>1,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ugojno</text:p>
          </table:table-cell>
          <table:table-cell table:style-name="ce7" office:value-type="float" office:value="952.46301369863">
            <text:p>952,5</text:p>
          </table:table-cell>
          <table:table-cell office:value-type="float" office:value="600">
            <text:p>600</text:p>
          </table:table-cell>
          <table:table-cell office:value-type="float" office:value="9.9">
            <text:p>9,9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radačac</text:p>
          </table:table-cell>
          <table:table-cell table:style-name="ce7" office:value-type="float" office:value="987.123561643836">
            <text:p>987,1</text:p>
          </table:table-cell>
          <table:table-cell office:value-type="float" office:value="175">
            <text:p>175</text:p>
          </table:table-cell>
          <table:table-cell office:value-type="float" office:value="12.4">
            <text:p>12,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Ivan Sedlo</text:p>
          </table:table-cell>
          <table:table-cell table:style-name="ce7" office:value-type="float" office:value="893.239452054795">
            <text:p>893,2</text:p>
          </table:table-cell>
          <table:table-cell office:value-type="float" office:value="1150">
            <text:p>1150</text:p>
          </table:table-cell>
          <table:table-cell office:value-type="float" office:value="7.8">
            <text:p>7,8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Jajce</text:p>
          </table:table-cell>
          <table:table-cell table:style-name="ce7" office:value-type="float" office:value="967.276164383562">
            <text:p>967,3</text:p>
          </table:table-cell>
          <table:table-cell office:value-type="float" office:value="410">
            <text:p>410</text:p>
          </table:table-cell>
          <table:table-cell office:value-type="float" office:value="10.8">
            <text:p>10,8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Livno</text:p>
          </table:table-cell>
          <table:table-cell table:style-name="ce7" office:value-type="float" office:value="923.820821917808">
            <text:p>923,8</text:p>
          </table:table-cell>
          <table:table-cell office:value-type="float" office:value="750">
            <text:p>750</text:p>
          </table:table-cell>
          <table:table-cell office:value-type="float" office:value="10.3">
            <text:p>10,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star</text:p>
          </table:table-cell>
          <table:table-cell table:style-name="ce7" office:value-type="float" office:value="1011.03150684932">
            <text:p>1011,0</text:p>
          </table:table-cell>
          <table:table-cell office:value-type="float" office:value="65">
            <text:p>65</text:p>
          </table:table-cell>
          <table:table-cell office:value-type="float" office:value="16.1">
            <text:p>16,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anski Most </text:p>
          </table:table-cell>
          <table:table-cell table:style-name="ce7" office:value-type="float" office:value="999.710136986301">
            <text:p>999,7</text:p>
          </table:table-cell>
          <table:table-cell office:value-type="float" office:value="250">
            <text:p>250</text:p>
          </table:table-cell>
          <table:table-cell office:value-type="float" office:value="11.1">
            <text:p>11,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arajevo</text:p>
          </table:table-cell>
          <table:table-cell table:style-name="ce7" office:value-type="float" office:value="943.36">
            <text:p>943,4</text:p>
          </table:table-cell>
          <table:table-cell office:value-type="float" office:value="542">
            <text:p>542</text:p>
          </table:table-cell>
          <table:table-cell office:value-type="float" office:value="10.3">
            <text:p>10,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uzla</text:p>
          </table:table-cell>
          <table:table-cell table:style-name="ce7" office:value-type="float" office:value="982.125753424658">
            <text:p>982,1</text:p>
          </table:table-cell>
          <table:table-cell office:value-type="float" office:value="235">
            <text:p>235</text:p>
          </table:table-cell>
          <table:table-cell office:value-type="float" office:value="10.8">
            <text:p>10,8</text:p>
          </table:table-cell>
          <table:table-cell/>
          <table:table-cell table:style-name="ce4" office:value-type="string">
            <text:p>PH</text:p>
          </table:table-cell>
          <table:table-cell table:style-name="ce4" office:value-type="string">
            <text:p>Pt</text:p>
          </table:table-cell>
          <table:table-cell table:number-columns-repeated="2"/>
          <table:table-cell table:style-name="ce4" office:value-type="string">
            <text:p>REGRESIJSKA JEDNAČINA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Zenica</text:p>
          </table:table-cell>
          <table:table-cell table:style-name="ce7" office:value-type="float" office:value="977.212328767123">
            <text:p>977,2</text:p>
          </table:table-cell>
          <table:table-cell office:value-type="float" office:value="326">
            <text:p>326</text:p>
          </table:table-cell>
          <table:table-cell office:value-type="float" office:value="11.1">
            <text:p>11,1</text:p>
          </table:table-cell>
          <table:table-cell table:style-name="ce4" office:value-type="string">
            <text:p>intercept</text:p>
          </table:table-cell>
          <table:table-cell table:formula="of:=INTERCEPT([.C7:.C18];[.D7:.D18])" office:value-type="float" office:value="1011.99620637429">
            <text:p>1011,99620637429</text:p>
          </table:table-cell>
          <table:table-cell table:formula="of:=INTERCEPT([.E7:.E18];[.C7:.C18])" office:value-type="float" office:value="-40.5589616226249">
            <text:p>-40,5589616226249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/>
          <table:table-cell table:style-name="ce4" office:value-type="string">
            <text:p>aritmetičje sredine</text:p>
          </table:table-cell>
          <table:table-cell table:style-name="ce7" table:formula="of:=AVERAGE([.C7:.C18])" office:value-type="float" office:value="951.576187214612">
            <text:p>951,6</text:p>
          </table:table-cell>
          <table:table-cell table:style-name="ce7" table:formula="of:=AVERAGE([.D7:.D18])" office:value-type="float" office:value="566.166666666667">
            <text:p>566,2</text:p>
          </table:table-cell>
          <table:table-cell table:style-name="ce7" table:formula="of:=AVERAGE([.E7:.E18])" office:value-type="float" office:value="10.2916666666667">
            <text:p>10,3</text:p>
          </table:table-cell>
          <table:table-cell table:style-name="ce4" office:value-type="string">
            <text:p>slope</text:p>
          </table:table-cell>
          <table:table-cell table:formula="of:=SLOPE([.C7:.C18];[.D7:.D18])" office:value-type="float" office:value="-0.106717725922307">
            <text:p>-0,106717725922307</text:p>
          </table:table-cell>
          <table:table-cell table:formula="of:=SLOPE([.C7:.C18];[.E7:.E18])" office:value-type="float" office:value="16.4649486749612">
            <text:p>16,4649486749612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table:number-columns-repeated="5"/>
          <table:table-cell table:style-name="ce4" office:value-type="string">
            <text:p>izračunati a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H</text:p>
          </table:table-cell>
          <table:table-cell table:style-name="ce7" office:value-type="float" office:value="1">
            <text:p>1,0</text:p>
          </table:table-cell>
          <table:table-cell table:formula="of:=PEARSON([.E7:.E18];[.D7:.D18])" office:value-type="float" office:value="-0.941938780513344">
            <text:p>-0,941938780513344</text:p>
          </table:table-cell>
          <table:table-cell table:style-name="ce1" table:formula="of:=PEARSON([.C7:.C18];[.D7:.D18])" office:value-type="float" office:value="-0.993350998631588">
            <text:p>-0,993350998631588</text:p>
          </table:table-cell>
          <table:table-cell/>
          <table:table-cell table:style-name="ce4" office:value-type="string">
            <text:p>R (multipla korelacija)</text:p>
          </table:table-cell>
          <table:table-cell/>
          <table:table-cell table:style-name="ce4" office:value-type="string">
            <text:p>b za H</text:p>
          </table:table-cell>
          <table:table-cell table:formula="of:=SLOPE([.C7:.C18];[.D7:.D18])" office:value-type="float" office:value="-0.106717725922307">
            <text:p>-0,106717725922307</text:p>
          </table:table-cell>
          <table:table-cell table:formula="of:=[.C19]-([.J21]*[.D19]+[.J22]*[.E19])" office:value-type="float" office:value="842.544442927817">
            <text:p>842,544442927817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</text:p>
          </table:table-cell>
          <table:table-cell office:value-type="float" office:value="-0.941938780513344">
            <text:p>-0,941938780513344</text:p>
          </table:table-cell>
          <table:table-cell office:value-type="float" office:value="1">
            <text:p>1</text:p>
          </table:table-cell>
          <table:table-cell table:style-name="ce1" office:value-type="float" office:value="0.938008058645731">
            <text:p>0,938008058645731</text:p>
          </table:table-cell>
          <table:table-cell table:number-columns-repeated="3"/>
          <table:table-cell table:style-name="ce4" office:value-type="string">
            <text:p>b za t</text:p>
          </table:table-cell>
          <table:table-cell table:formula="of:=SLOPE([.C7:.C18];[.E7:.E18])" office:value-type="float" office:value="16.4649486749612">
            <text:p>16,4649486749612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</text:p>
          </table:table-cell>
          <table:table-cell office:value-type="float" office:value="-0.993350998631588">
            <text:p>-0,993350998631588</text:p>
          </table:table-cell>
          <table:table-cell table:formula="of:=PEARSON([.C7:.C18];[.E7:.E18])" office:value-type="float" office:value="0.938008058645738">
            <text:p>0,938008058645738</text:p>
          </table:table-cell>
          <table:table-cell table:style-name="ce1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<text:s/></text:p>
          </table:table-cell>
          <table:table-cell table:style-name="ce3" office:value-type="string">
            <text:p>intercept (odsjecak na y osi za x=0)</text:p>
          </table:table-cell>
          <table:table-cell table:style-name="ce2" table:number-columns-repeated="6"/>
          <table:table-cell table:style-name="ce2" office:value-type="string">
            <text:p>f-test</text:p>
          </table:table-cell>
          <table:table-cell table:style-name="ce2" table:number-columns-repeated="1013"/>
        </table:table-row>
        <table:table-row table:style-name="ro2">
          <table:table-cell table:style-name="ce2"/>
          <table:table-cell table:style-name="ce3" office:value-type="string">
            <text:p>H prediktor</text:p>
          </table:table-cell>
          <table:table-cell table:style-name="ce3" office:value-type="string">
            <text:p>t prediktor</text:p>
          </table:table-cell>
          <table:table-cell table:style-name="ce3" office:value-type="string">
            <text:p>par a regresijske jednačine</text:p>
          </table:table-cell>
          <table:table-cell table:style-name="ce2" table:number-columns-repeated="2"/>
          <table:table-cell table:style-name="ce3" office:value-type="string">
            <text:p>b(H) predikt</text:p>
          </table:table-cell>
          <table:table-cell table:style-name="ce3" office:value-type="string">
            <text:p>b(t) predikt</text:p>
          </table:table-cell>
          <table:table-cell table:style-name="ce3" office:value-type="string">
            <text:p>a param</text:p>
          </table:table-cell>
          <table:table-cell table:style-name="ce2"/>
          <table:table-cell table:style-name="ce2" table:formula="of:=[.B29]" office:value-type="float" office:value="336.265763464671">
            <text:p>336,265763464671</text:p>
          </table:table-cell>
          <table:table-cell table:style-name="ce2" table:number-columns-repeated="1013"/>
        </table:table-row>
        <table:table-row table:style-name="ro2">
          <table:table-cell table:style-name="ce2"/>
          <table:table-cell table:style-name="ce3" table:number-matrix-columns-spanned="3" table:number-matrix-rows-spanned="5" table:formula="of:=LINEST([.C7:.C18];[.D7:.E18];1;1)" office:value-type="float" office:value="0.36308103995698">
            <text:p>0,36308103995698</text:p>
          </table:table-cell>
          <table:table-cell table:style-name="ce2" office:value-type="float" office:value="-0.104624547418686">
            <text:p>-0,104624547418686</text:p>
          </table:table-cell>
          <table:table-cell table:style-name="ce2" office:value-type="float" office:value="1007.07440944193">
            <text:p>1007,07440944193</text:p>
          </table:table-cell>
          <table:table-cell table:style-name="ce2"/>
          <table:table-cell table:style-name="ce3" office:value-type="string">
            <text:p>t-test parametara prediktora</text:p>
          </table:table-cell>
          <table:table-cell table:style-name="ce2" table:formula="of:=[.B26]/[.B27]" office:value-type="float" office:value="0.181323284909691">
            <text:p>0,181323284909691</text:p>
          </table:table-cell>
          <table:table-cell table:style-name="ce2" table:formula="of:=[.C26]/[.C27]" office:value-type="float" office:value="-8.53696659818866">
            <text:p>-8,53696659818866</text:p>
          </table:table-cell>
          <table:table-cell table:style-name="ce2" table:formula="of:=[.D26]/[.D27]" office:value-type="float" office:value="36.8452065862923">
            <text:p>36,8452065862923</text:p>
          </table:table-cell>
          <table:table-cell table:style-name="ce2"/>
          <table:table-cell table:style-name="ce2" table:formula="of:=LEGACY.FINV(0.05;2;9)" office:value-type="float" office:value="4.25649472909375">
            <text:p>4,25649472909375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>
            <text:p>standardne greske za parametre</text:p>
          </table:table-cell>
          <table:table-cell table:style-name="ce3" office:value-type="float" office:value="2.00239610780168">
            <text:p>2,00239610780168</text:p>
          </table:table-cell>
          <table:table-cell table:style-name="ce2" office:value-type="float" office:value="0.0122554710991706">
            <text:p>0,0122554710991706</text:p>
          </table:table-cell>
          <table:table-cell table:style-name="ce2" office:value-type="float" office:value="27.332576005059">
            <text:p>27,332576005059</text:p>
          </table:table-cell>
          <table:table-cell table:style-name="ce2"/>
          <table:table-cell table:style-name="ce3" office:value-type="string">
            <text:p>t granicno</text:p>
          </table:table-cell>
          <table:table-cell table:style-name="ce2" table:formula="of:=TINV(0.05;[.C29])" office:value-type="float" office:value="2.26215716279821">
            <text:p>2,26215716279821</text:p>
          </table:table-cell>
          <table:table-cell table:style-name="ce2" table:formula="of:=TINV(0.05;[.C29])" office:value-type="float" office:value="2.26215716279821">
            <text:p>2,26215716279821</text:p>
          </table:table-cell>
          <table:table-cell table:style-name="ce2" table:formula="of:=TINV(0.05; 9)" office:value-type="float" office:value="2.26215716279821">
            <text:p>2,26215716279821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r^2 koef determinacije</text:p>
          </table:table-cell>
          <table:table-cell table:style-name="ce3" office:value-type="float" office:value="0.986794448027152">
            <text:p>0,986794448027152</text:p>
          </table:table-cell>
          <table:table-cell table:style-name="ce2" office:value-type="float" office:value="7.63460239509519">
            <text:p>7,63460239509519</text:p>
          </table:table-cell>
          <table:table-cell table:style-name="ce2" office:value-type="string" office:string-value="#N/A">
            <text:p>#N/A</text:p>
          </table:table-cell>
          <table:table-cell table:style-name="ce2" table:number-columns-repeated="2"/>
          <table:table-cell table:style-name="ce3" office:value-type="string">
            <text:p>nije znaćajan</text:p>
          </table:table-cell>
          <table:table-cell table:style-name="ce3" office:value-type="string">
            <text:p>značajan </text:p>
          </table:table-cell>
          <table:table-cell table:style-name="ce2" table:number-columns-repeated="1016"/>
        </table:table-row>
        <table:table-row table:style-name="ro2">
          <table:table-cell table:style-name="ce2"/>
          <table:table-cell table:style-name="ce3" office:value-type="float" office:value="336.265763464671">
            <text:p>336,265763464671</text:p>
          </table:table-cell>
          <table:table-cell table:style-name="ce2" office:value-type="float" office:value="9">
            <text:p>9</text:p>
          </table:table-cell>
          <table:table-cell table:style-name="ce2" office:value-type="string" office:string-value="#N/A">
            <text:p>#N/A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float" office:value="39199.9484992047">
            <text:p>39199,9484992047</text:p>
          </table:table-cell>
          <table:table-cell table:style-name="ce2" office:value-type="float" office:value="524.584383580739">
            <text:p>524,584383580739</text:p>
          </table:table-cell>
          <table:table-cell table:style-name="ce2" office:value-type="string" office:string-value="#N/A">
            <text:p>#N/A</text:p>
          </table:table-cell>
          <table:table-cell table:style-name="ce2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>
            <text:p>objašnjenje: 1) t-test b koeficijenta H prediktora daje 0.1813 &lt; granične prihvatljive vrijednosti za stepene slobode 9 (2.262). 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zato H prediktor nije statistički značajan i neće biti korištenu kao prediktor u regresijskoj analizi P kriterija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2) t-test t prediktora daje abs(-8.536) &gt; 2.262 granične prihvatljive vrijednosti za stepene slobode 9, on je statistički značajan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3) a parametar je statistički značajan 36,84521 &gt; 2.262, deg_freedom = 9, p &lt; 0,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stoga će validna regresijska formula glasiti ( y = a + b * x):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4" office:value-type="string">
            <text:p>P = f(t) = 1007,07441 - 0,104624547 * 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office:value-type="string">
            <text:p>(7,634) (27,332) (0,0122)</text:p>
          </table:table-cell>
          <table:table-cell/>
          <table:table-cell table:style-name="ce4" office:value-type="string">
            <text:p>&lt;= ovaj ispis smo vidjeli u drugim riješenim zadacima, al' ne znamo šta znači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office:value-type="string">
            <text:p>P (za t=17 C) =</text:p>
          </table:table-cell>
          <table:table-cell table:style-name="ce4" table:formula="of:=1007.07441 - 0.104624547 * 17" office:value-type="float" office:value="1005.295792701">
            <text:p>1005,295792701</text:p>
          </table:table-cell>
          <table:table-cell table:style-name="ce4" office:value-type="string">
            <text:p>mb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>
            <text:p><text:s/></text:p>
          </table:table-cell>
          <table:table-cell table:formula="of:=1.96*[.C27]" office:value-type="float" office:value="0.0240207233543743">
            <text:p>0,0240207233543743</text:p>
          </table:table-cell>
          <table:table-cell table:style-name="ce4" table:formula="of:=[.E41]-[.E43]" office:value-type="float" office:value="1005.27177197765">
            <text:p>1005,27177197765</text:p>
          </table:table-cell>
          <table:table-cell table:style-name="ce4" office:value-type="string">
            <text:p>donja granic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 office:value-type="string">
            <text:p><text:s/></text:p>
          </table:table-cell>
          <table:table-cell table:style-name="ce4" table:formula="of:=[.E41]+[.E43]" office:value-type="float" office:value="1005.31981342435">
            <text:p>1005,31981342435</text:p>
          </table:table-cell>
          <table:table-cell table:style-name="ce4" office:value-type="string">
            <text:p>gornja granic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nterval povjerenja je (1005,271 - 1005,319) što znači da će se 95% rezultata nalaziti unutar ovog opsega za vrijednost t = 17C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bs" fo:country="B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bs" fo:country="BA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bs" number:country="BA">KM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bs" number:country="BA">
      <number:number number:min-integer-digits="1"/>
    </number:number-style>
    <number:number-style style:name="N107">
      <number:number number:decimal-places="1" number:min-integer-digits="1"/>
    </number:number-style>
    <number:number-style style:name="N5106P0" style:volatile="true" number:language="bs" number:country="BA">
      <number:number number:decimal-places="0" number:min-integer-digits="1" number:grouping="true"/>
    </number:number-style>
    <number:number-style style:name="N5106" number:language="bs" number:country="BA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bs" number:country="BA">
      <number:number number:decimal-places="0" number:min-integer-digits="1" number:grouping="true"/>
    </number:number-style>
    <number:number-style style:name="N5107" number:language="bs" number:country="BA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bs" number:country="BA">
      <number:number number:decimal-places="2" number:min-integer-digits="1" number:grouping="true"/>
    </number:number-style>
    <number:number-style style:name="N5108" number:language="bs" number:country="BA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bs" number:country="BA">
      <number:number number:decimal-places="2" number:min-integer-digits="1" number:grouping="true"/>
    </number:number-style>
    <number:number-style style:name="N5109" number:language="bs" number:country="BA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bs" number:country="BA">
      <number:number number:decimal-places="0" number:min-integer-digits="1" number:grouping="true"/>
      <number:text> </number:text>
    </number:number-style>
    <number:number-style style:name="N5113P1" style:volatile="true" number:language="bs" number:country="BA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bs" number:country="BA">
      <number:text> - </number:text>
    </number:number-style>
    <number:text-style style:name="N5113" number:language="bs" number:country="BA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bs" number:country="BA">
      <number:number number:decimal-places="2" number:min-integer-digits="1" number:grouping="true"/>
      <number:text> </number:text>
    </number:number-style>
    <number:number-style style:name="N5117P1" style:volatile="true" number:language="bs" number:country="BA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bs" number:country="BA">
      <number:text> -</number:text>
      <number:number number:decimal-places="0" number:min-integer-digits="0"/>
      <number:text> </number:text>
    </number:number-style>
    <number:text-style style:name="N5117" number:language="bs" number:country="BA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bs" number:country="BA">
      <number:minutes number:style="long"/>
      <number:text>:</number:text>
      <number:seconds number:style="long"/>
    </number:time-style>
    <number:time-style style:name="N5119" number:language="bs" number:country="B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bs" number:country="BA">
      <number:minutes number:style="long"/>
      <number:text>:</number:text>
      <number:seconds number:style="long" number:decimal-places="1"/>
    </number:time-style>
    <number:number-style style:name="N5121" number:language="bs" number:country="BA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Pravo_5f_parc_5f_21" style:display-name="Normal_Pravo_parc_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4.02.2011</text:date>, <text:time>17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dentifikacija" style:display-name="PageStyle_Identifikaci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lokvij" style:display-name="PageStyle_Kolokvi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_20_1" style:display-name="PageStyle_Zad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_20_2" style:display-name="PageStyle_Zad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_20_3" style:display-name="PageStyle_Zad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_20_4" style:display-name="PageStyle_Zad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_20_5" style:display-name="PageStyle_Zad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keta" style:display-name="PageStyle_Anket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2-04T17:12:10</dc:date>
    <dc:creator>bringout </dc:creator>
    <meta:editing-duration>PT00H05M17S</meta:editing-duration>
    <meta:editing-cycles>2</meta:editing-cycles>
    <meta:document-statistic meta:table-count="1" meta:cell-count="151" meta:object-count="1"/>
  </office:meta>
</office:document-meta>
</file>